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000000" draw:marker-end="Arrow" draw:fill="none" draw:opacity="100%" draw:opacity-name="Transparency_20_4" draw:textarea-horizontal-align="justify" draw:textarea-vertical-align="middle" draw:auto-grow-height="false" fo:min-height="0.512cm" fo:min-width="2.5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96cm"/>
    </style:style>
    <style:style style:name="gr5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326cm" fo:min-width="0.076cm" fo:padding-top="0.142cm" fo:padding-bottom="0.142cm" fo:padding-left="0.267cm" fo:padding-right="0.267cm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3cm"/>
    </style:style>
    <style:style style:name="gr9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35cm" svg:stroke-color="#0000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opacity="100%" draw:opacity-name="Transparency_20_4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573cm" svg:y="2.1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5cm" svg:y="2.188cm">
          <text:p text:style-name="P2"><text:span text:style-name="T1">“</text:span><text:span text:style-name="T1">0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3cm" svg:y="2.188cm">
          <draw:text-box>
            <text:p><text:span text:style-name="T2">0</text:span></text:p>
          </draw:text-box>
        </draw:frame>
        <draw:custom-shape draw:style-name="gr1" draw:text-style-name="P1" draw:layer="layout" svg:width="0.762cm" svg:height="0.762cm" svg:x="5.574cm" svg:y="2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2.95cm">
          <text:p text:style-name="P2"><text:span text:style-name="T1">“</text:span><text:span text:style-name="T1">1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4cm" svg:y="2.95cm">
          <draw:text-box>
            <text:p><text:span text:style-name="T2">1</text:span></text:p>
          </draw:text-box>
        </draw:frame>
        <draw:custom-shape draw:style-name="gr1" draw:text-style-name="P1" draw:layer="layout" svg:width="0.762cm" svg:height="0.762cm" svg:x="5.574cm" svg:y="3.7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3.712cm">
          <text:p text:style-name="P2"><text:span text:style-name="T1">“</text:span><text:span text:style-name="T1">2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2cm" svg:height="0.762cm" svg:x="5.575cm" svg:y="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7cm" svg:y="4.474cm">
          <text:p text:style-name="P2"><text:span text:style-name="T1">“</text:span><text:span text:style-name="T1">3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5.2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5.236cm">
          <text:p text:style-name="P2"><text:span text:style-name="T1">“</text:span><text:span text:style-name="T1">4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5cm" svg:y="5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7cm" svg:y="5.998cm">
          <text:p text:style-name="P2"><text:span text:style-name="T1">“</text:span><text:span text:style-name="T1">5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6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6.76cm">
          <text:p text:style-name="P2"><text:span text:style-name="T1">“</text:span><text:span text:style-name="T1">6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5cm" svg:y="7.5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7cm" svg:y="7.522cm">
          <text:p text:style-name="P2"><text:span text:style-name="T1">“</text:span><text:span text:style-name="T1">7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4cm" svg:y="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6cm" svg:y="8.288cm">
          <text:p text:style-name="P2"><text:span text:style-name="T1">“</text:span><text:span text:style-name="T1">8”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575cm" svg:y="9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2.527cm" svg:y="9.05cm">
          <text:p text:style-name="P2"><text:span text:style-name="T1">“</text:span><text:span text:style-name="T1">9”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15cm" svg:height="0.878cm" svg:x="1.585cm" svg:y="3.65cm">
          <draw:text-box>
            <text:p><text:span text:style-name="T2">2</text:span></text:p>
          </draw:text-box>
        </draw:frame>
        <draw:frame draw:style-name="gr3" draw:text-style-name="P4" draw:layer="layout" svg:width="0.815cm" svg:height="0.878cm" svg:x="1.585cm" svg:y="4.35cm">
          <draw:text-box>
            <text:p><text:span text:style-name="T2">3</text:span></text:p>
          </draw:text-box>
        </draw:frame>
        <draw:frame draw:style-name="gr3" draw:text-style-name="P4" draw:layer="layout" svg:width="0.815cm" svg:height="0.878cm" svg:x="1.585cm" svg:y="5.15cm">
          <draw:text-box>
            <text:p><text:span text:style-name="T2">4</text:span></text:p>
          </draw:text-box>
        </draw:frame>
        <draw:frame draw:style-name="gr3" draw:text-style-name="P4" draw:layer="layout" svg:width="0.815cm" svg:height="0.878cm" svg:x="1.585cm" svg:y="5.95cm">
          <draw:text-box>
            <text:p><text:span text:style-name="T2">5</text:span></text:p>
          </draw:text-box>
        </draw:frame>
        <draw:frame draw:style-name="gr3" draw:text-style-name="P4" draw:layer="layout" svg:width="0.815cm" svg:height="0.878cm" svg:x="1.585cm" svg:y="6.75cm">
          <draw:text-box>
            <text:p><text:span text:style-name="T2">6</text:span></text:p>
          </draw:text-box>
        </draw:frame>
        <draw:frame draw:style-name="gr3" draw:text-style-name="P4" draw:layer="layout" svg:width="0.815cm" svg:height="0.878cm" svg:x="1.585cm" svg:y="7.45cm">
          <draw:text-box>
            <text:p><text:span text:style-name="T2">7</text:span></text:p>
          </draw:text-box>
        </draw:frame>
        <draw:frame draw:style-name="gr3" draw:text-style-name="P4" draw:layer="layout" svg:width="0.815cm" svg:height="0.878cm" svg:x="1.585cm" svg:y="8.25cm">
          <draw:text-box>
            <text:p><text:span text:style-name="T2">8</text:span></text:p>
          </draw:text-box>
        </draw:frame>
        <draw:frame draw:style-name="gr3" draw:text-style-name="P4" draw:layer="layout" svg:width="0.815cm" svg:height="0.878cm" svg:x="1.585cm" svg:y="8.95cm">
          <draw:text-box>
            <text:p><text:span text:style-name="T2">9</text:span></text:p>
          </draw:text-box>
        </draw:frame>
        <draw:frame draw:style-name="gr4" draw:text-style-name="P5" draw:layer="layout" svg:width="4.096cm" svg:height="0.806cm" svg:x="2.239cm" svg:y="1.382cm">
          <draw:text-box>
            <text:p><text:span text:style-name="T3">Array of vertices</text:span></text:p>
          </draw:text-box>
        </draw:frame>
        <draw:custom-shape draw:style-name="gr5" draw:text-style-name="P7" draw:layer="layout" svg:width="0.61cm" svg:height="0.61cm" svg:x="7.351cm" svg:y="2.269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2.2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3.0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4.55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4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6.074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6.0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6.85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6.8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7.598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7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9.148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9.14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813cm" svg:y1="2.569cm" svg:x2="7.351cm" svg:y2="2.569cm">
          <text:p/>
        </draw:line>
        <draw:line draw:style-name="gr7" draw:text-style-name="P6" draw:layer="layout" svg:x1="5.813cm" svg:y1="3.331cm" svg:x2="7.351cm" svg:y2="3.331cm">
          <text:p/>
        </draw:line>
        <draw:line draw:style-name="gr7" draw:text-style-name="P6" draw:layer="layout" svg:x1="5.813cm" svg:y1="4.855cm" svg:x2="7.351cm" svg:y2="4.855cm">
          <text:p/>
        </draw:line>
        <draw:line draw:style-name="gr7" draw:text-style-name="P6" draw:layer="layout" svg:x1="5.813cm" svg:y1="6.379cm" svg:x2="7.351cm" svg:y2="6.379cm">
          <text:p/>
        </draw:line>
        <draw:line draw:style-name="gr7" draw:text-style-name="P6" draw:layer="layout" svg:x1="5.813cm" svg:y1="7.141cm" svg:x2="7.351cm" svg:y2="7.141cm">
          <text:p/>
        </draw:line>
        <draw:line draw:style-name="gr7" draw:text-style-name="P6" draw:layer="layout" svg:x1="5.813cm" svg:y1="7.903cm" svg:x2="7.351cm" svg:y2="7.903cm">
          <text:p/>
        </draw:line>
        <draw:line draw:style-name="gr7" draw:text-style-name="P6" draw:layer="layout" svg:x1="5.813cm" svg:y1="9.428cm" svg:x2="7.351cm" svg:y2="9.428cm">
          <text:p/>
        </draw:line>
        <draw:frame draw:style-name="gr8" draw:text-style-name="P5" draw:layer="layout" svg:width="3.923cm" svg:height="0.806cm" svg:x="7.039cm" svg:y="1.382cm">
          <draw:text-box>
            <text:p><text:span text:style-name="T3">Adjacent edges</text:span></text:p>
          </draw:text-box>
        </draw:frame>
        <draw:custom-shape draw:style-name="gr5" draw:text-style-name="P7" draw:layer="layout" svg:width="0.61cm" svg:height="0.61cm" svg:x="9.383cm" svg:y="2.269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83cm" svg:y="2.269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113cm" svg:y1="2.574cm" svg:x2="9.383cm" svg:y2="2.574cm">
          <text:p/>
        </draw:line>
        <draw:custom-shape draw:style-name="gr5" draw:text-style-name="P7" draw:layer="layout" svg:width="0.61cm" svg:height="0.61cm" svg:x="9.392cm" svg:y="3.05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92cm" svg:y="3.0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122cm" svg:y1="3.355cm" svg:x2="9.392cm" svg:y2="3.355cm">
          <text:p/>
        </draw:line>
        <draw:custom-shape draw:style-name="gr5" draw:text-style-name="P7" draw:layer="layout" svg:width="0.61cm" svg:height="0.61cm" svg:x="7.351cm" svg:y="3.822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3.8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7.351cm" svg:y="5.274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7.951cm" svg:y="5.2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9.383cm" svg:y="5.274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83cm" svg:y="5.27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113cm" svg:y1="7.16cm" svg:x2="9.383cm" svg:y2="7.16cm">
          <text:p/>
        </draw:line>
        <draw:line draw:style-name="gr7" draw:text-style-name="P6" draw:layer="layout" svg:x1="5.813cm" svg:y1="5.555cm" svg:x2="7.351cm" svg:y2="5.555cm">
          <text:p/>
        </draw:line>
        <draw:line draw:style-name="gr7" draw:text-style-name="P6" draw:layer="layout" svg:x1="5.813cm" svg:y1="4.055cm" svg:x2="7.351cm" svg:y2="4.055cm">
          <text:p/>
        </draw:line>
        <draw:custom-shape draw:style-name="gr5" draw:text-style-name="P7" draw:layer="layout" svg:width="0.61cm" svg:height="0.61cm" svg:x="9.351cm" svg:y="6.855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51cm" svg:y="6.8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1cm" svg:height="0.61cm" svg:x="11.083cm" svg:y="6.85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11.683cm" svg:y="6.85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113cm" svg:y1="7.16cm" svg:x2="11.129cm" svg:y2="7.16cm">
          <text:p/>
        </draw:line>
        <draw:custom-shape draw:style-name="gr5" draw:text-style-name="P8" draw:layer="layout" svg:width="0.61cm" svg:height="0.61cm" svg:x="12.851cm" svg:y="6.855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1cm" svg:height="0.61cm" svg:x="13.451cm" svg:y="6.855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1.813cm" svg:y1="7.16cm" svg:x2="12.829cm" svg:y2="7.16cm">
          <text:p/>
        </draw:line>
        <draw:line draw:style-name="gr7" draw:text-style-name="P6" draw:layer="layout" svg:x1="8.113cm" svg:y1="5.579cm" svg:x2="9.383cm" svg:y2="5.579cm">
          <text:p/>
        </draw:line>
        <draw:custom-shape draw:style-name="gr5" draw:text-style-name="P7" draw:layer="layout" svg:width="0.61cm" svg:height="0.61cm" svg:x="9.383cm" svg:y="9.148cm">
          <text:p text:style-name="P6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1cm" svg:height="0.61cm" svg:x="9.983cm" svg:y="9.14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113cm" svg:y1="9.46cm" svg:x2="9.383cm" svg:y2="9.46cm">
          <text:p/>
        </draw:line>
        <draw:line draw:style-name="gr9" draw:text-style-name="P11" draw:layer="layout" svg:x1="5.572cm" svg:y1="9.052cm" svg:x2="6.334cm" svg:y2="8.29cm">
          <text:p/>
        </draw:line>
        <draw:line draw:style-name="gr10" draw:text-style-name="P11" draw:layer="layout" svg:x1="9.966cm" svg:y1="2.88cm" svg:x2="10.576cm" svg:y2="2.27cm">
          <text:p/>
        </draw:line>
        <draw:line draw:style-name="gr10" draw:text-style-name="P11" draw:layer="layout" svg:x1="9.966cm" svg:y1="3.68cm" svg:x2="10.576cm" svg:y2="3.07cm">
          <text:p/>
        </draw:line>
        <draw:line draw:style-name="gr10" draw:text-style-name="P11" draw:layer="layout" svg:x1="9.966cm" svg:y1="5.903cm" svg:x2="10.576cm" svg:y2="5.293cm">
          <text:p/>
        </draw:line>
        <draw:line draw:style-name="gr10" draw:text-style-name="P11" draw:layer="layout" svg:x1="9.966cm" svg:y1="9.78cm" svg:x2="10.576cm" svg:y2="9.17cm">
          <text:p/>
        </draw:line>
        <draw:line draw:style-name="gr10" draw:text-style-name="P11" draw:layer="layout" svg:x1="7.966cm" svg:y1="4.429cm" svg:x2="8.576cm" svg:y2="3.819cm">
          <text:p/>
        </draw:line>
        <draw:line draw:style-name="gr10" draw:text-style-name="P11" draw:layer="layout" svg:x1="7.966cm" svg:y1="5.166cm" svg:x2="8.576cm" svg:y2="4.556cm">
          <text:p/>
        </draw:line>
        <draw:line draw:style-name="gr10" draw:text-style-name="P11" draw:layer="layout" svg:x1="7.966cm" svg:y1="6.69cm" svg:x2="8.576cm" svg:y2="6.08cm">
          <text:p/>
        </draw:line>
        <draw:line draw:style-name="gr10" draw:text-style-name="P11" draw:layer="layout" svg:x1="7.966cm" svg:y1="8.214cm" svg:x2="8.576cm" svg:y2="7.604cm">
          <text:p/>
        </draw:line>
        <draw:line draw:style-name="gr10" draw:text-style-name="P11" draw:layer="layout" svg:x1="13.446cm" svg:y1="7.477cm" svg:x2="14.056cm" svg:y2="6.86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2:41:18.257000000</meta:creation-date>
    <dc:date>2020-12-06T16:41:55.060000000</dc:date>
    <meta:editing-duration>PT12M22S</meta:editing-duration>
    <meta:editing-cycles>3</meta:editing-cycles>
    <meta:generator>LibreOffice/6.3.2.2$Windows_X86_64 LibreOffice_project/98b30e735bda24bc04ab42594c85f7fd8be07b9c</meta:generator>
    <meta:document-statistic meta:object-count="90"/>
  </office:meta>
</office:document-meta>
</file>